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Insulina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6" table:number-rows-spanned="1">
            <text:p>Caso Medidas Insulina (Todas)</text:p>
          </table:table-cell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Parámetro</text:p>
          </table:table-cell>
          <table:table-cell table:style-name="ce2" office:value-type="string" calcext:value-type="string">
            <text:p>Pearson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Feature Informativ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Algoritmo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.72" calcext:value-type="float">
            <text:p>0,7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I6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F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0.75" calcext:value-type="float">
            <text:p>0,7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I1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F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0.83" calcext:value-type="float">
            <text:p>0,83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I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F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0.78" calcext:value-type="float">
            <text:p>0,78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I9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F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0.77" calcext:value-type="float">
            <text:p>0,77</text:p>
          </table:table-cell>
          <table:table-cell office:value-type="float" office:value="0.58" calcext:value-type="float">
            <text:p>0,58</text:p>
          </table:table-cell>
          <table:table-cell office:value-type="string" calcext:value-type="string">
            <text:p>I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F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0.72" calcext:value-type="float">
            <text:p>0,7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I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F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office:value-type="string" calcext:value-type="string">
            <text:p>I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F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0.78" calcext:value-type="float">
            <text:p>0,78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I1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F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0.77" calcext:value-type="float">
            <text:p>0,77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I6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F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0.76" calcext:value-type="float">
            <text:p>0,76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I1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F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0.66" calcext:value-type="float">
            <text:p>0,66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I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F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0.8" calcext:value-type="float">
            <text:p>0,8</text:p>
          </table:table-cell>
          <table:table-cell office:value-type="float" office:value="0.58" calcext:value-type="float">
            <text:p>0,58</text:p>
          </table:table-cell>
          <table:table-cell office:value-type="string" calcext:value-type="string">
            <text:p>I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F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0.73" calcext:value-type="float">
            <text:p>0,73</text:p>
          </table:table-cell>
          <table:table-cell office:value-type="float" office:value="0.51" calcext:value-type="float">
            <text:p>0,51</text:p>
          </table:table-cell>
          <table:table-cell office:value-type="string" calcext:value-type="string">
            <text:p>I1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F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0.8" calcext:value-type="float">
            <text:p>0,8</text:p>
          </table:table-cell>
          <table:table-cell office:value-type="float" office:value="0.63" calcext:value-type="float">
            <text:p>0,63</text:p>
          </table:table-cell>
          <table:table-cell office:value-type="string" calcext:value-type="string">
            <text:p>I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F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0.72" calcext:value-type="float">
            <text:p>0,7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I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F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I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1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7:00:10.090566966</meta:creation-date>
    <dc:date>2019-06-21T17:50:41.048480032</dc:date>
    <meta:editing-duration>PT9M48S</meta:editing-duration>
    <meta:editing-cycles>1</meta:editing-cycles>
    <meta:document-statistic meta:table-count="1" meta:cell-count="103" meta:object-count="0"/>
    <meta:generator>LibreOffice/5.1.6.2$Linux_X86_64 LibreOffice_project/10m0$Build-2</meta:generator>
  </office:meta>
</office:document-meta>
</file>